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200000038C23EACFEDC6D0B6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21.34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 style:data-style-name="N61"/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font-name-complex="Tahoma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92.26mm" svg:height="9.87mm" svg:x="7.94mm" svg:y="6.46mm">
            <draw:image xlink:href="Pictures/100000000000044200000038C23EACFEDC6D0B65.png" xlink:type="simple" xlink:show="embed" xlink:actuate="onLoad" draw:mime-type="image/png">
              <text:p/>
            </draw:image>
          </draw:frame>
        </table:shapes>
        <table:table-column table:style-name="co1" table:default-cell-style-name="ce2"/>
        <table:table-column table:style-name="co1" table:default-cell-style-name="ce4"/>
        <table:table-column table:style-name="co1" table:number-columns-repeated="1022" table:default-cell-style-name="Default"/>
        <table:table-row table:style-name="ro1">
          <table:table-cell table:style-name="ce1"/>
          <table:table-cell table:style-name="ce3"/>
          <table:table-cell table:style-name="ce5"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V</text:p>
          </table:table-cell>
          <table:table-cell office:value-type="string" calcext:value-type="string">
            <text:p><text:span text:style-name="T1">REF</text:span>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V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1</text:span></text:p>
          </table:table-cell>
          <table:table-cell office:value-type="float" office:value="240" calcext:value-type="float">
            <text:p>240</text:p>
          </table:table-cell>
          <table:table-cell table:style-name="ce7" office:value-type="string" calcext:value-type="string">
            <text:p>Ω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<text:span text:style-name="T1">ADJ</text:span></text:p>
          </table:table-cell>
          <table:table-cell table:style-name="ce6" office:value-type="float" office:value="0.00005" calcext:value-type="float">
            <text:p>5.00E-05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<text:span text:style-name="T1">2</text:span></text:p>
          </table:table-cell>
          <table:table-cell office:value-type="float" office:value="330" calcext:value-type="float">
            <text:p>330</text:p>
          </table:table-cell>
          <table:table-cell table:style-name="ce7" office:value-type="string" calcext:value-type="string">
            <text:p>Ω 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</text:p>
          </table:table-cell>
          <table:table-cell table:style-name="Default" office:value-type="string" calcext:value-type="string">
            <text:p><text:span text:style-name="T1">O</text:span></text:p>
          </table:table-cell>
          <table:table-cell table:formula="of:=[.C4]*(1+[.C7]/[.C5])+([.C6]*[.C7])" office:value-type="float" office:value="2.98525" calcext:value-type="float">
            <text:p>2.98525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1.94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1">00/00/0000</text:date>, <text:time style:data-style-name="N2" text:time-value="21:02:56.67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21:02:59.422000000</meta:creation-date>
    <meta:editing-duration>PT46M12S</meta:editing-duration>
    <meta:editing-cycles>2</meta:editing-cycles>
    <meta:generator>LibreOffice/7.2.4.1$Windows_X86_64 LibreOffice_project/27d75539669ac387bb498e35313b970b7fe9c4f9</meta:generator>
    <dc:title>DefaultTemplateHenkJan</dc:title>
    <dc:date>2022-04-21T22:04:21.928000000</dc:date>
    <meta:document-statistic meta:table-count="1" meta:cell-count="19" meta:object-count="1"/>
    <meta:template xlink:type="simple" xlink:actuate="onRequest" xlink:title="DefaultTemplateHenkJan" xlink:href="../../../../AppData/Roaming/LibreOffice/4/user/template/DefaultTemplateHenkJan.ots" meta:date="2022-04-21T21:02:57.532000000"/>
  </office:meta>
</office:document-meta>
</file>